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HY중고딕" svg:font-family="HY중고딕" style:font-family-generic="roman" style:font-pitch="variable"/>
    <style:font-face style:name="HY중고딕1" svg:font-family="HY중고딕" style:font-family-generic="system" style:font-pitch="variable"/>
    <style:font-face style:name="Liberation Sans" svg:font-family="'Liberation Sans'" style:font-family-generic="swiss" style:font-pitch="variable"/>
    <style:font-face style:name="나눔고딕" svg:font-family="나눔고딕" style:font-family-generic="system" style:font-pitch="variable"/>
    <style:font-face style:name="나눔고딕 ExtraBold" svg:font-family="'나눔고딕 ExtraBold'" style:font-adornments="굵게" style:font-family-generic="modern" style:font-pitch="variable"/>
    <style:font-face style:name="나눔고딕1" svg:font-family="나눔고딕" style:font-adornments="보통" style:font-family-generic="modern" style:font-pitch="variable"/>
    <style:font-face style:name="나눔명조" svg:font-family="나눔명조" style:font-family-generic="roman" style:font-pitch="variable"/>
    <style:font-face style:name="나눔명조1" svg:font-family="나눔명조" style:font-adornments="굵게" style:font-family-generic="roman" style:font-pitch="variable"/>
    <style:font-face style:name="나눔명조2" svg:font-family="나눔명조" style:font-adornments="보통" style:font-family-generic="roman" style:font-pitch="variable"/>
    <style:font-face style:name="돋움" svg:font-family="돋움" style:font-family-generic="roman" style:font-pitch="variable"/>
    <style:font-face style:name="돋움1" svg:font-family="돋움"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office:font-face-decls>
  <office:automatic-styles>
    <style:style style:name="표1" style:family="table">
      <style:table-properties style:width="17.013cm" fo:margin-top="0cm" fo:margin-bottom="0cm" table:align="left" style:writing-mode="page"/>
    </style:style>
    <style:style style:name="표1.A" style:family="table-column">
      <style:table-column-properties style:column-width="17.013cm"/>
    </style:style>
    <style:style style:name="표1.1" style:family="table-row">
      <style:table-row-properties style:min-row-height="11.455cm" fo:keep-together="auto"/>
    </style:style>
    <style:style style:name="표1.A1" style:family="table-cell">
      <style:table-cell-properties style:vertical-align="" fo:padding="0cm" fo:border="none"/>
    </style:style>
    <style:style style:name="표1.2" style:family="table-row">
      <style:table-row-properties style:min-row-height="1.02cm" fo:keep-together="auto"/>
    </style:style>
    <style:style style:name="표1" style:family="table">
      <style:table-properties style:width="17.013cm" fo:margin-top="0cm" fo:margin-bottom="0cm" table:align="left" style:writing-mode="page"/>
    </style:style>
    <style:style style:name="표1.A" style:family="table-column">
      <style:table-column-properties style:column-width="17.013cm"/>
    </style:style>
    <style:style style:name="표1.1" style:family="table-row">
      <style:table-row-properties style:min-row-height="11.455cm" fo:keep-together="auto"/>
    </style:style>
    <style:style style:name="표1.A1" style:family="table-cell">
      <style:table-cell-properties style:vertical-align="" fo:padding="0cm" fo:border="none"/>
    </style:style>
    <style:style style:name="표1.2" style:family="table-row">
      <style:table-row-properties style:min-row-height="1.02cm" fo:keep-together="auto"/>
    </style:style>
    <style:style style:name="P1" style:family="paragraph" style:parent-style-name="각_20_장_20_제목">
      <style:paragraph-properties fo:orphans="0" fo:widows="0"/>
      <style:text-properties officeooo:paragraph-rsid="0022d0c2"/>
    </style:style>
    <style:style style:name="P2" style:family="paragraph" style:parent-style-name="영문제목">
      <style:paragraph-properties fo:orphans="0" fo:widows="0"/>
      <style:text-properties fo:font-size="17pt" style:font-size-asian="17pt"/>
    </style:style>
    <style:style style:name="P3" style:family="paragraph" style:parent-style-name="한글저자">
      <style:paragraph-properties fo:orphans="0" fo:widows="0"/>
    </style:style>
    <style:style style:name="P4" style:family="paragraph" style:parent-style-name="영문저자">
      <style:paragraph-properties fo:orphans="0" fo:widows="0"/>
      <style:text-properties officeooo:rsid="00223570" officeooo:paragraph-rsid="00223570"/>
    </style:style>
    <style:style style:name="P5" style:family="paragraph" style:parent-style-name="요약">
      <style:paragraph-properties fo:orphans="0" fo:widows="0"/>
    </style:style>
    <style:style style:name="P6" style:family="paragraph" style:parent-style-name="바탕글">
      <style:paragraph-properties fo:margin-left="0.6cm" fo:margin-right="0.6cm" fo:margin-top="0cm" fo:margin-bottom="0.564cm" style:contextual-spacing="false" fo:line-height="130%" fo:orphans="0" fo:widows="0" fo:text-indent="0.353cm" style:auto-text-indent="false"/>
      <style:text-properties style:font-name="나눔명조" style:font-name-asian="나눔명조"/>
    </style:style>
    <style:style style:name="P7" style:family="paragraph" style:parent-style-name="바탕글">
      <style:paragraph-properties fo:orphans="0" fo:widows="0"/>
    </style:style>
    <style:style style:name="P8" style:family="paragraph" style:parent-style-name="논문번호">
      <style:paragraph-properties fo:orphans="0" fo:widows="0"/>
    </style:style>
    <style:style style:name="P9" style:family="paragraph" style:parent-style-name="각_20_장_20_제목">
      <style:paragraph-properties fo:orphans="0" fo:widows="0"/>
    </style:style>
    <style:style style:name="P10" style:family="paragraph" style:parent-style-name="각_20_장_20_제목">
      <style:paragraph-properties fo:orphans="0" fo:widows="0"/>
      <style:text-properties officeooo:paragraph-rsid="0027b6b0"/>
    </style:style>
    <style:style style:name="P11" style:family="paragraph" style:parent-style-name="바탕글">
      <style:paragraph-properties fo:margin-left="0cm" fo:margin-right="0cm" fo:orphans="0" fo:widows="0" fo:text-indent="0.353cm" style:auto-text-indent="false"/>
    </style:style>
    <style:style style:name="P12" style:family="paragraph" style:parent-style-name="참고문헌내용">
      <style:paragraph-properties fo:orphans="0" fo:widows="0"/>
    </style:style>
    <style:style style:name="P13" style:family="paragraph" style:parent-style-name="바탕글">
      <style:paragraph-properties fo:margin-left="0.635cm" fo:margin-right="0cm" fo:line-height="130%" fo:orphans="0" fo:widows="0" fo:text-indent="-0.635cm" style:auto-text-indent="false"/>
    </style:style>
    <style:style style:name="P14" style:family="paragraph" style:parent-style-name="바탕글">
      <style:paragraph-properties fo:orphans="0" fo:widows="0"/>
      <style:text-properties officeooo:paragraph-rsid="0022d0c2"/>
    </style:style>
    <style:style style:name="P15" style:family="paragraph" style:parent-style-name="머릿말">
      <style:paragraph-properties fo:orphans="0" fo:widows="0"/>
    </style:style>
    <style:style style:name="T1" style:family="text">
      <style:text-properties style:font-name="나눔명조" fo:letter-spacing="normal" style:font-name-asian="나눔명조"/>
    </style:style>
    <style:style style:name="T2" style:family="text">
      <style:text-properties style:font-name="나눔명조" fo:letter-spacing="normal" officeooo:rsid="00223570" style:font-name-asian="나눔명조"/>
    </style:style>
    <style:style style:name="T3" style:family="text">
      <style:text-properties fo:font-family="바탕" style:font-family-generic="roman" style:font-pitch="variable"/>
    </style:style>
    <style:style style:name="T4" style:family="text">
      <style:text-properties officeooo:rsid="0022d0c2"/>
    </style:style>
    <style:style style:name="T5" style:family="text">
      <style:text-properties fo:font-style="italic" style:font-style-asian="italic"/>
    </style:style>
    <style:style style:name="T6" style:family="text">
      <style:text-properties officeooo:rsid="00223570"/>
    </style:style>
    <style:style style:name="fr1" style:family="graphic" style:parent-style-name="Frame">
      <style:graphic-properties fo:margin-left="0cm" fo:margin-right="0cm" fo:margin-top="0cm" fo:margin-bottom="0.049cm" style:vertical-pos="top" style:vertical-rel="paragraph" style:horizontal-pos="left" style:horizontal-rel="paragraph" draw:opacity="0%" fo:padding="0cm" fo:border="none"/>
    </style:style>
    <style:style style:name="fr2"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101cm" fo:border="none"/>
    </style:style>
    <style:style style:name="Sect1" style:family="section">
      <style:section-properties text:dont-balance-text-columns="true" style:editable="false">
        <style:columns fo:column-count="2" fo:column-gap="0.9cm">
          <style:column style:rel-width="32767*" fo:start-indent="0cm" fo:end-indent="0.45cm"/>
          <style:column style:rel-width="32768*" fo:start-indent="0.4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draw:frame draw:style-name="fr1" draw:name="프레임1" text:anchor-type="paragraph" svg:width="17.013cm" draw:z-index="2" loext:may-break-between-pages="true"><draw:text-box fo:min-height="0.041cm"><table:table table:name="표1" table:style-name="표1"><table:table-column table:style-name="표1.A"/><table:table-row table:style-name="표1.1"><table:table-cell table:style-name="표1.A1" office:value-type="string"><text:p text:style-name="한글제목">Intel SIMD 병렬처리 명령어를 통한 영상처리 성능 비교</text:p><text:p text:style-name="P2">Performance Comparison of Image Processing Using Intel SIMD Parallel Instructions </text:p><text:p text:style-name="P3">이해동</text:p><text:p text:style-name="P4">Haedong Lee</text:p><text:p text:style-name="P5">요 <text:s/>약</text:p><text:p text:style-name="P6">본 논문은 Intel SIMD 명령어(MMX, SSE)를 활용한 명령어 수준 병렬처리를 통해 영상처리 성능 향상을 분석한다. 실험은 컬러 이미지의 흑백 변환 및 Sharpen 필터 적용을 대상으로 하였으며, 각각 C언어, MMX, SSE 명령어를 이용한 세 가지 방식으로 구현하였다. 성능 측정 결과, C언어 기반 구현보다 MMX, SSE 명령어 기반 구현이 유의미한 속도 향상을 보였으며, SSE 버전이 가장 우수한 처리 속도를 나타냈다. 본 연구는 SIMD 명령어의 활용이 실시간 영상처리 성능 개선에 효과적임을 시사한다. </text:p><text:p text:style-name="P7"><text:span text:style-name="Keywords제목"><text:span text:style-name="T1"><text:s text:c="6"/>Keywords : </text:span></text:span><text:span text:style-name="Keywords제목"><text:span text:style-name="T2">SIMD, MMX, SSE</text:span></text:span></text:p></table:table-cell></table:table-row><table:table-row table:style-name="표1.2"><table:table-cell table:style-name="표1.A1" office:value-type="string"><text:p text:style-name="P8"/></table:table-cell></table:table-row></table:table></draw:text-box></draw:frame><text:bookmark text:name="_top"/><text:span text:style-name="T3">Ⅰ</text:span>. 서 <text:s/>론</text:p>
        <text:p text:style-name="바탕글"><text:s/>현대의 컴퓨팅 환경은 처리해야 할 데이터가 급격하게 <text:s/>증가 하고 있으며, 이에 따라 더 강력하고 빠른 프로세서의 개발이 요구 되고 있다. 특히, 소셜미디어와 동영상 플랫폼의 확산으로 빠른 데이터 처리에 대한 소요는 더욱 증가하고 있는 형편이다. 이에 따라 <text:span text:style-name="T4">CPU 제조사 에서는 대규모 데이터를 효율적으로 처리 할 수 있는 CPU 명령어 셋을 개발하였으며, 기 기반에는 SIMD 병렬처리 기법이 기반에 있다.</text:span></text:p>
        <text:p text:style-name="바탕글">본 연구에서는 주변에서 쉽게 접할 수 있는 <text:span text:style-name="T4">Intel CPU 에서 제공하는 SIMD 명령어집합을 이용하여 영상처리를 구현하고 그 효율성을 검증 하고자 한다.</text:span></text:p>
        <text:p text:style-name="바탕글"/>
        <text:p text:style-name="P9"><text:span text:style-name="T3">Ⅱ</text:span>. 관련연구</text:p>
        <text:p text:style-name="바탕글"><text:s/>Intel의 SIMD(Single Instruction, Multiple Data) 명령어 집합인 MMX와 SSE는 영상처리의 병렬화를 통해 연산 성능을 크게 향상시킬 수 있도록 설계되었다. MMX는 1996년 Pentium MMX 프로세서에서 처음 도입되어, 64비트 레지스터를 사용하여 정수 기반 병렬 연산을 지원한다. 이후 등장한 SSE(Streaming SIMD Extensions)는 128비트 레지스터를 도입하고 부동소수점 연산까지 지원하면서, 더욱 정교한 데이터 병렬 처리가 가능해졌다.</text:p>
        <text:p text:style-name="바탕글"><text:s/>박은수 외 연구진은 SSE 명령어 기반의 영상처리 알고리즘 구현을 통해 평균 필터, 소벨 필터, 침식 연산에서 OpenCV 1.0 기반의 SISD 방식보다 평균 8배, Intel IPP와 비교해도 평균 1.4배의 속도 향상을 기록하였다.</text:p>
        <text:p text:style-name="바탕글"><text:s/>이러한 연구들은 SIMD 명령어가 연산량이 많은 영상처리 작업에서 매우 효과적인 성능 개선 수단임을 시사한다. 본 연구에서는 실제로 많이 사용되는 이미지 처리 기법인 흑백 변환과 Sharpen 필터를 대상으로, C 언어 기반 구현과 MMX, SSE 기반 구현의 성능 차이를 <text:soft-page-break/>비교함으로써 SIMD 명령어의 효과를 실험적으로 분석하고자 한다.</text:p>
        <text:p text:style-name="바탕글"/>
        <text:p text:style-name="P10"><text:span text:style-name="T3">Ⅲ</text:span>. 본론 1</text:p>
        <text:p text:style-name="P11">컬러 이미지의 흑백</text:p>
        <text:p text:style-name="P11"/>
        <text:p text:style-name="P9"><text:span text:style-name="T3">Ⅳ</text:span>. 본론 2</text:p>
        <text:p text:style-name="P11">서론을 작성하세요. 논문은 총 4페이지 이내로 작성하세요. 논문은 총 4페이지 이내로 작성하세요. 논문은 총 4페이지 이내로 작성하세요. 논문은 총 4페이지 이내로 작성하세요. 논문은 총 4페이지 이내로 작성하세요.</text:p>
        <text:p text:style-name="P9"><text:span text:style-name="T3">Ⅳ</text:span>. 결 론 </text:p>
        <text:p text:style-name="P11">서론을 작성하세요. 논문은 총 4페이지 이내로 작성하세요. 논문은 총 4페이지 이내로 작성하세요. 논문은 총 4페이지 이내로 작성하세요. 논문은 총 4페이지 이내로 작성하세요. 논문은 총 4페이지 이내로 작성하세요.</text:p>
        <text:p text:style-name="P9">참 고 문 헌</text:p>
        <text:p text:style-name="P12">[1] 김준철, 정용한, 최학남, 김학일, 허욱렬, “ CPU 와 GPU 의 병렬 처리를 이용한 고속 물체 인식 알고리즘 구현,” 제어로봇시스템 학회 논문지, 제 15 권, 제 5 호, pp. 488-495, 2009.</text:p>
        <text:p text:style-name="P13">[2] <text:span text:style-name="T5">OpenMP Application Program Interface Ver.4.0</text:span>, OpenMP Architecture Review Board, July 2013.</text:p>
        <text:p text:style-name="P12"/>
        <text:p text:style-name="P1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HY중고딕" svg:font-family="HY중고딕" style:font-family-generic="roman" style:font-pitch="variable"/>
    <style:font-face style:name="HY중고딕1" svg:font-family="HY중고딕" style:font-family-generic="system" style:font-pitch="variable"/>
    <style:font-face style:name="Liberation Sans" svg:font-family="'Liberation Sans'" style:font-family-generic="swiss" style:font-pitch="variable"/>
    <style:font-face style:name="나눔고딕" svg:font-family="나눔고딕" style:font-family-generic="system" style:font-pitch="variable"/>
    <style:font-face style:name="나눔고딕 ExtraBold" svg:font-family="'나눔고딕 ExtraBold'" style:font-adornments="굵게" style:font-family-generic="modern" style:font-pitch="variable"/>
    <style:font-face style:name="나눔고딕1" svg:font-family="나눔고딕" style:font-adornments="보통" style:font-family-generic="modern" style:font-pitch="variable"/>
    <style:font-face style:name="나눔명조" svg:font-family="나눔명조" style:font-family-generic="roman" style:font-pitch="variable"/>
    <style:font-face style:name="나눔명조1" svg:font-family="나눔명조" style:font-adornments="굵게" style:font-family-generic="roman" style:font-pitch="variable"/>
    <style:font-face style:name="나눔명조2" svg:font-family="나눔명조" style:font-adornments="보통" style:font-family-generic="roman" style:font-pitch="variable"/>
    <style:font-face style:name="돋움" svg:font-family="돋움" style:font-family-generic="roman" style:font-pitch="variable"/>
    <style:font-face style:name="돋움1" svg:font-family="돋움"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나눔고딕" style:font-size-asian="10pt" style:language-asian="ko" style:country-asian="KR"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lr-tb"/>
      <style:text-properties style:use-window-font-color="true" loext:opacity="0%" style:font-name="Calibri" fo:font-size="11pt" fo:language="en" fo:country="US" style:letter-kerning="true" style:font-name-asian="나눔고딕"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바탕글" style:family="paragraph">
      <style:paragraph-properties fo:margin-left="0cm" fo:margin-right="0cm" fo:margin-top="0cm" fo:margin-bottom="0cm" style:contextual-spacing="false" fo:line-height="160%" fo:text-align="justify" style:justify-single-word="false" fo:orphans="0" fo:widows="0" fo:text-indent="0cm" style:auto-text-indent="false" fo:padding="0cm" fo:border="none" style:shadow="none" style:vertical-align="baseline" style:snap-to-layout-grid="false">
        <style:tab-stops>
          <style:tab-stop style:position="1.018cm"/>
        </style:tab-stops>
      </style:paragraph-properties>
      <style:text-properties fo:color="#000000" loext:opacity="100%" style:font-name="나눔명조2" fo:font-family="나눔명조" style:font-style-name="보통" style:font-family-generic="roman" style:font-pitch="variable" fo:font-size="10pt" fo:letter-spacing="-0.009cm" style:font-name-asian="나눔명조2" style:font-family-asian="나눔명조" style:font-style-name-asian="보통" style:font-family-generic-asian="roman" style:font-pitch-asian="variable" style:font-size-asian="10pt" style:text-scale="95%"/>
    </style:style>
    <style:style style:name="본문" style:family="paragraph">
      <style:paragraph-properties fo:margin-left="0cm" fo:margin-right="0cm" fo:margin-top="0cm" fo:margin-bottom="0cm" style:contextual-spacing="false" fo:line-height="160%" fo:text-align="justify" style:justify-single-word="false" fo:orphans="0" fo:widows="0" fo:text-indent="0.353cm" style:auto-text-indent="false" fo:padding="0cm" fo:border="none" style:shadow="none" style:vertical-align="baseline" style:snap-to-layout-grid="false"/>
      <style:text-properties fo:color="#000000" loext:opacity="100%" style:font-name="한양신명조" fo:font-family="한양신명조" style:font-family-generic="roman" style:font-pitch="variable" fo:font-size="10pt" fo:letter-spacing="-0.009cm" style:font-name-asian="한양신명조1" style:font-family-asian="한양신명조" style:font-family-generic-asian="system" style:font-pitch-asian="variable" style:font-size-asian="10pt" style:text-scale="95%"/>
    </style:style>
    <style:style style:name="각_20_장_20_제목" style:display-name="각 장 제목" style:family="paragraph">
      <style:paragraph-properties fo:margin-left="0cm" fo:margin-right="0cm" fo:margin-top="0cm" fo:margin-bottom="0.529cm" style:contextual-spacing="false" fo:line-height="160%" fo:text-align="center" style:justify-single-word="false" fo:orphans="0" fo:widows="0" fo:text-indent="0cm" style:auto-text-indent="false" fo:padding="0cm" fo:border="none" style:shadow="none" style:vertical-align="baseline" style:snap-to-layout-grid="false"/>
      <style:text-properties fo:color="#000000" loext:opacity="100%" style:font-name="나눔고딕 ExtraBold" fo:font-family="'나눔고딕 ExtraBold'" style:font-style-name="굵게" style:font-family-generic="modern" style:font-pitch="variable" fo:font-size="11pt" fo:letter-spacing="-0.019cm" fo:font-weight="bold" style:font-name-asian="나눔고딕 ExtraBold" style:font-family-asian="'나눔고딕 ExtraBold'" style:font-style-name-asian="굵게" style:font-family-generic-asian="modern" style:font-pitch-asian="variable" style:font-size-asian="11pt" style:font-weight-asian="bold"/>
    </style:style>
    <style:style style:name="각_20_절_20_제목" style:display-name="각 절 제목" style:family="paragraph">
      <style:paragraph-properties fo:margin-left="0cm" fo:margin-right="0cm" fo:margin-top="0cm" fo:margin-bottom="0cm" style:contextual-spacing="false" fo:line-height="160%" fo:text-align="justify" style:justify-single-word="false" fo:orphans="0" fo:widows="0" fo:text-indent="0.353cm" style:auto-text-indent="false" fo:padding="0cm" fo:border="none" style:shadow="none" style:vertical-align="baseline" style:snap-to-layout-grid="false">
        <style:tab-stops>
          <style:tab-stop style:position="1.018cm"/>
        </style:tab-stops>
      </style:paragraph-properties>
      <style:text-properties fo:color="#000000" loext:opacity="100%" style:font-name="나눔고딕1" fo:font-family="나눔고딕" style:font-style-name="보통" style:font-family-generic="modern" style:font-pitch="variable" fo:font-size="11pt" fo:letter-spacing="-0.009cm" style:font-name-asian="나눔고딕1" style:font-family-asian="나눔고딕" style:font-style-name-asian="보통" style:font-family-generic-asian="modern" style:font-pitch-asian="variable" style:font-size-asian="11pt" style:text-scale="95%"/>
    </style:style>
    <style:style style:name="각_20_항_20_제목" style:display-name="각 항 제목" style:family="paragraph">
      <style:paragraph-properties fo:margin-left="0cm" fo:margin-right="0cm" fo:margin-top="0cm" fo:margin-bottom="0cm" style:contextual-spacing="false" fo:line-height="160%" fo:text-align="justify" style:justify-single-word="false" fo:orphans="0" fo:widows="0" fo:text-indent="0.353cm" style:auto-text-indent="false" fo:padding="0cm" fo:border="none" style:shadow="none" style:vertical-align="baseline" style:snap-to-layout-grid="false">
        <style:tab-stops>
          <style:tab-stop style:position="1.018cm"/>
        </style:tab-stops>
      </style:paragraph-properties>
      <style:text-properties fo:color="#000000" loext:opacity="100%" style:font-name="HY중고딕" fo:font-family="HY중고딕" style:font-family-generic="roman" style:font-pitch="variable" fo:font-size="10pt" fo:letter-spacing="-0.009cm" style:font-name-asian="HY중고딕1" style:font-family-asian="HY중고딕" style:font-family-generic-asian="system" style:font-pitch-asian="variable" style:font-size-asian="10pt" style:text-scale="95%"/>
    </style:style>
    <style:style style:name="그림_2f_표_20_제목" style:display-name="그림/표 제목" style:family="paragraph">
      <style:paragraph-properties fo:margin-left="1.199cm" fo:margin-right="0cm" fo:margin-top="0cm" fo:margin-bottom="0cm" style:contextual-spacing="false" fo:line-height="130%" fo:text-align="justify" style:justify-single-word="false" fo:orphans="0" fo:widows="0" fo:text-indent="-1.199cm" style:auto-text-indent="false" fo:padding="0cm" fo:border="none" style:shadow="none" style:vertical-align="baseline" style:snap-to-layout-grid="false">
        <style:tab-stops>
          <style:tab-stop style:position="0.72cm"/>
          <style:tab-stop style:position="1.21cm"/>
          <style:tab-stop style:position="1.334cm"/>
        </style:tab-stops>
      </style:paragraph-properties>
      <style:text-properties fo:color="#000000" loext:opacity="100%" style:font-name="한양중고딕" fo:font-family="한양중고딕" style:font-family-generic="roman" style:font-pitch="variable" fo:font-size="10pt" fo:letter-spacing="-0.009cm" style:font-name-asian="한양중고딕1" style:font-family-asian="한양중고딕" style:font-family-generic-asian="system" style:font-pitch-asian="variable" style:font-size-asian="10pt" style:text-scale="95%"/>
    </style:style>
    <style:style style:name="한글제목" style:family="paragraph">
      <style:paragraph-properties fo:margin-left="0cm" fo:margin-right="0cm" fo:margin-top="0.635cm" fo:margin-bottom="0.282cm" style:contextual-spacing="false" fo:line-height="160%" fo:text-align="center" style:justify-single-word="false" fo:orphans="0" fo:widows="0" fo:text-indent="0cm" style:auto-text-indent="false" fo:padding="0cm" fo:border="none" style:shadow="none" style:vertical-align="baseline" style:snap-to-layout-grid="false"/>
      <style:text-properties fo:color="#000000" loext:opacity="100%" style:font-name="나눔명조2" fo:font-family="나눔명조" style:font-style-name="보통" style:font-family-generic="roman" style:font-pitch="variable" fo:font-size="20pt" fo:letter-spacing="-0.035cm" style:font-name-asian="나눔명조2" style:font-family-asian="나눔명조" style:font-style-name-asian="보통" style:font-family-generic-asian="roman" style:font-pitch-asian="variable" style:font-size-asian="20pt" style:text-scale="90%"/>
    </style:style>
    <style:style style:name="영문제목" style:family="paragraph">
      <style:paragraph-properties fo:margin-left="0.353cm" fo:margin-right="0.353cm" fo:margin-top="0cm" fo:margin-bottom="0.494cm" style:contextual-spacing="false" fo:line-height="130%" fo:text-align="center" style:justify-single-word="false" fo:orphans="0" fo:widows="0" fo:text-indent="0cm" style:auto-text-indent="false" fo:padding="0cm" fo:border="none" style:shadow="none" style:vertical-align="baseline" style:snap-to-layout-grid="false"/>
      <style:text-properties fo:color="#000000" loext:opacity="100%" style:font-name="나눔명조2" fo:font-family="나눔명조" style:font-style-name="보통" style:font-family-generic="roman" style:font-pitch="variable" fo:font-size="15pt" style:font-name-asian="나눔명조2" style:font-family-asian="나눔명조" style:font-style-name-asian="보통" style:font-family-generic-asian="roman" style:font-pitch-asian="variable" style:font-size-asian="15pt" style:text-scale="90%"/>
    </style:style>
    <style:style style:name="한글저자" style:family="paragraph">
      <style:paragraph-properties fo:margin-left="0cm" fo:margin-right="0cm" fo:margin-top="0cm" fo:margin-bottom="0.282cm" style:contextual-spacing="false" fo:line-height="170%" fo:text-align="center" style:justify-single-word="false" fo:orphans="0" fo:widows="0" fo:text-indent="0cm" style:auto-text-indent="false" fo:padding="0cm" fo:border="none" style:shadow="none" style:vertical-align="baseline" style:snap-to-layout-grid="false"/>
      <style:text-properties fo:color="#000000" loext:opacity="100%" style:font-name="나눔명조2" fo:font-family="나눔명조" style:font-style-name="보통" style:font-family-generic="roman" style:font-pitch="variable" fo:font-size="12pt" style:font-name-asian="나눔명조2" style:font-family-asian="나눔명조" style:font-style-name-asian="보통" style:font-family-generic-asian="roman" style:font-pitch-asian="variable" style:font-size-asian="12pt"/>
    </style:style>
    <style:style style:name="영문저자" style:family="paragraph">
      <style:paragraph-properties fo:margin-left="0cm" fo:margin-right="0cm" fo:margin-top="0cm" fo:margin-bottom="0.494cm" style:contextual-spacing="false" fo:line-height="170%" fo:text-align="center" style:justify-single-word="false" fo:orphans="0" fo:widows="0" fo:text-indent="0cm" style:auto-text-indent="false" fo:padding="0cm" fo:border="none" style:shadow="none" style:vertical-align="baseline" style:snap-to-layout-grid="false"/>
      <style:text-properties fo:color="#000000" loext:opacity="100%" style:font-name="나눔명조2" fo:font-family="나눔명조" style:font-style-name="보통" style:font-family-generic="roman" style:font-pitch="variable" fo:font-size="11pt" fo:letter-spacing="-0.019cm" style:font-name-asian="나눔명조2" style:font-family-asian="나눔명조" style:font-style-name-asian="보통" style:font-family-generic-asian="roman" style:font-pitch-asian="variable" style:font-size-asian="11pt"/>
    </style:style>
    <style:style style:name="요약" style:family="paragraph">
      <style:paragraph-properties fo:margin-left="0cm" fo:margin-right="0cm" fo:margin-top="0cm" fo:margin-bottom="0.247cm" style:contextual-spacing="false" fo:line-height="170%" fo:text-align="center" style:justify-single-word="false" fo:orphans="0" fo:widows="0" fo:text-indent="0cm" style:auto-text-indent="false" fo:padding="0cm" fo:border="none" style:shadow="none" style:vertical-align="baseline" style:snap-to-layout-grid="false"/>
      <style:text-properties fo:color="#000000" loext:opacity="100%" style:font-name="나눔고딕1" fo:font-family="나눔고딕" style:font-style-name="보통" style:font-family-generic="modern" style:font-pitch="variable" fo:font-size="10pt" style:font-name-asian="나눔고딕1" style:font-family-asian="나눔고딕" style:font-style-name-asian="보통" style:font-family-generic-asian="modern" style:font-pitch-asian="variable" style:font-size-asian="10pt"/>
    </style:style>
    <style:style style:name="요약본문" style:family="paragraph">
      <style:paragraph-properties fo:margin-left="0.6cm" fo:margin-right="0.6cm" fo:margin-top="0cm" fo:margin-bottom="0.564cm" style:contextual-spacing="false" fo:line-height="130%" fo:text-align="justify" style:justify-single-word="false" fo:orphans="0" fo:widows="0" fo:text-indent="0.353cm" style:auto-text-indent="false" fo:padding="0cm" fo:border="none" style:shadow="none" style:vertical-align="baseline" style:snap-to-layout-grid="false"/>
      <style:text-properties fo:color="#000000" loext:opacity="100%" style:font-name="한양신명조" fo:font-family="한양신명조" style:font-family-generic="roman" style:font-pitch="variable" fo:font-size="9pt" fo:letter-spacing="-0.007cm" style:font-name-asian="한양신명조1" style:font-family-asian="한양신명조" style:font-family-generic-asian="system" style:font-pitch-asian="variable" style:font-size-asian="9pt" style:text-scale="95%"/>
    </style:style>
    <style:style style:name="Abstract" style:family="paragraph">
      <style:paragraph-properties fo:margin-left="0.882cm" fo:margin-right="0.882cm" fo:margin-top="0cm" fo:margin-bottom="0.247cm" style:contextual-spacing="false" fo:line-height="170%" fo:text-align="center" style:justify-single-word="false" fo:orphans="0" fo:widows="0" fo:text-indent="0cm" style:auto-text-indent="false" fo:padding="0cm" fo:border="none" style:shadow="none" style:vertical-align="baseline" style:snap-to-layout-grid="false"/>
      <style:text-properties fo:color="#000000" loext:opacity="100%" style:font-name="나눔명조1" fo:font-family="나눔명조" style:font-style-name="굵게" style:font-family-generic="roman" style:font-pitch="variable" fo:font-size="10pt" fo:font-weight="600" style:font-name-asian="나눔명조1" style:font-family-asian="나눔명조" style:font-style-name-asian="굵게" style:font-family-generic-asian="roman" style:font-pitch-asian="variable" style:font-size-asian="10pt" style:font-weight-asian="600"/>
    </style:style>
    <style:style style:name="머릿말" style:family="paragraph" loext:hidden="true" style:hidden="true">
      <style:paragraph-properties fo:margin-left="0cm" fo:margin-right="0cm" fo:margin-top="0cm" fo:margin-bottom="0cm" style:contextual-spacing="false" fo:line-height="130%" fo:text-align="center" style:justify-single-word="false" fo:orphans="0" fo:widows="0" fo:text-indent="0cm" style:auto-text-indent="false" fo:padding="0cm" fo:border="none" style:shadow="none" style:vertical-align="baseline" style:snap-to-layout-grid="false">
        <style:tab-stops>
          <style:tab-stop style:position="7.006cm" style:type="center"/>
          <style:tab-stop style:position="15.113cm" style:type="right"/>
        </style:tab-stops>
      </style:paragraph-properties>
      <style:text-properties fo:color="#000000" loext:opacity="100%" style:font-name="나눔고딕1" fo:font-family="나눔고딕" style:font-style-name="보통" style:font-family-generic="modern" style:font-pitch="variable" fo:font-size="9pt" style:font-name-asian="나눔고딕1" style:font-family-asian="나눔고딕" style:font-style-name-asian="보통" style:font-family-generic-asian="modern" style:font-pitch-asian="variable" style:font-size-asian="9pt" style:text-scale="90%"/>
    </style:style>
    <style:style style:name="꼬리말" style:family="paragraph">
      <style:paragraph-properties fo:margin-left="0cm" fo:margin-right="0cm" fo:margin-top="0cm" fo:margin-bottom="0cm" style:contextual-spacing="false" fo:line-height="130%" fo:text-align="center" style:justify-single-word="false" fo:orphans="0" fo:widows="0" fo:text-indent="0cm" style:auto-text-indent="false" fo:padding="0cm" fo:border="none" style:shadow="none" style:vertical-align="baseline" style:snap-to-layout-grid="false"/>
      <style:text-properties fo:color="#000000" loext:opacity="100%" style:font-name="한양중고딕" fo:font-family="한양중고딕" style:font-family-generic="roman" style:font-pitch="variable" fo:font-size="8pt" fo:letter-spacing="0.007cm" style:font-name-asian="한양중고딕1" style:font-family-asian="한양중고딕" style:font-family-generic-asian="system" style:font-pitch-asian="variable" style:font-size-asian="8pt" style:text-scale="90%"/>
    </style:style>
    <style:style style:name="쪽_20_번호" style:display-name="쪽 번호" style:family="paragraph">
      <style:paragraph-properties fo:margin-left="0cm" fo:margin-right="0cm" fo:margin-top="0cm" fo:margin-bottom="0cm" style:contextual-spacing="false" fo:line-height="160%" fo:text-align="justify" style:justify-single-word="false" fo:orphans="0" fo:widows="0" fo:text-indent="0cm" style:auto-text-indent="false" fo:padding="0cm" fo:border="none" style:shadow="none" style:vertical-align="baseline" style:snap-to-layout-grid="false"/>
      <style:text-properties fo:color="#000000" loext:opacity="100%" style:font-name="한양견고딕" fo:font-family="한양견고딕" style:font-family-generic="roman" style:font-pitch="variable" fo:font-size="10pt" style:font-name-asian="한양견고딕1" style:font-family-asian="한양견고딕" style:font-family-generic-asian="system" style:font-pitch-asian="variable" style:font-size-asian="10pt"/>
    </style:style>
    <style:style style:name="각주내용" style:family="paragraph">
      <style:paragraph-properties fo:margin-left="0cm" fo:margin-right="0cm" fo:margin-top="0cm" fo:margin-bottom="0cm" style:contextual-spacing="false" fo:line-height="130%" fo:text-align="justify" style:justify-single-word="false" fo:orphans="0" fo:widows="0" fo:text-indent="0cm" style:auto-text-indent="false" fo:padding="0cm" fo:border="none" style:shadow="none" style:vertical-align="baseline" style:snap-to-layout-grid="false"/>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논문번호" style:family="paragraph">
      <style:paragraph-properties fo:margin-left="0cm" fo:margin-right="0cm" fo:margin-top="0cm" fo:margin-bottom="0.353cm" style:contextual-spacing="false" fo:line-height="100%" fo:text-align="start" style:justify-single-word="false" fo:orphans="0" fo:widows="0" fo:text-indent="0cm" style:auto-text-indent="false" fo:padding="0cm" fo:border="none" style:shadow="none" style:vertical-align="baseline" style:snap-to-layout-grid="false">
        <style:tab-stops>
          <style:tab-stop style:position="1.018cm"/>
        </style:tab-stops>
      </style:paragraph-properties>
      <style:text-properties fo:color="#000000" loext:opacity="100%" style:font-name="HY중고딕" fo:font-family="HY중고딕" style:font-family-generic="roman" style:font-pitch="variable" fo:font-size="10pt" fo:letter-spacing="0.009cm" style:font-name-asian="HY중고딕1" style:font-family-asian="HY중고딕" style:font-family-generic-asian="system" style:font-pitch-asian="variable" style:font-size-asian="10pt" style:text-scale="95%"/>
    </style:style>
    <style:style style:name="참고문헌내용" style:family="paragraph">
      <style:paragraph-properties fo:margin-left="0.635cm" fo:margin-right="0cm" fo:margin-top="0cm" fo:margin-bottom="0cm" style:contextual-spacing="false" fo:line-height="130%" fo:text-align="justify" style:justify-single-word="false" fo:orphans="0" fo:widows="0" fo:text-indent="-0.635cm" style:auto-text-indent="false" fo:padding="0cm" fo:border="none" style:shadow="none" style:vertical-align="baseline" style:snap-to-layout-grid="false"/>
      <style:text-properties fo:color="#000000" loext:opacity="100%" style:font-name="나눔명조2" fo:font-family="나눔명조" style:font-style-name="보통" style:font-family-generic="roman" style:font-pitch="variable" fo:font-size="10pt" fo:letter-spacing="-0.009cm" style:font-name-asian="나눔명조2" style:font-family-asian="나눔명조" style:font-style-name-asian="보통" style:font-family-generic-asian="roman" style:font-pitch-asian="variable" style:font-size-asian="10pt" style:text-scale="95%"/>
    </style:style>
    <style:style style:name="저자소개-약력" style:family="paragraph">
      <style:paragraph-properties fo:margin-left="0cm" fo:margin-right="0cm" fo:margin-top="0cm" fo:margin-bottom="0cm" style:contextual-spacing="false" fo:line-height="130%" fo:text-align="justify" style:justify-single-word="false" fo:orphans="0" fo:widows="0" fo:text-indent="0cm" style:auto-text-indent="false" fo:padding="0cm" fo:border="none" style:shadow="none" style:vertical-align="baseline" style:snap-to-layout-grid="false"/>
      <style:text-properties fo:color="#000000" loext:opacity="100%" style:font-name="한양신명조" fo:font-family="한양신명조" style:font-family-generic="roman" style:font-pitch="variable" fo:font-size="10pt" style:font-name-asian="한양신명조1" style:font-family-asian="한양신명조" style:font-family-generic-asian="system" style:font-pitch-asian="variable" style:font-size-asian="10pt"/>
    </style:style>
    <style:style style:name="수식번호" style:family="paragraph">
      <style:paragraph-properties fo:margin-left="0cm" fo:margin-right="0cm" fo:margin-top="0cm" fo:margin-bottom="0cm" style:contextual-spacing="false" fo:line-height="160%" fo:text-align="justify" style:justify-single-word="false" fo:orphans="0" fo:widows="0" fo:text-indent="0cm" style:auto-text-indent="false" fo:padding="0cm" fo:border="none" style:shadow="none" style:vertical-align="baseline" style:snap-to-layout-grid="false">
        <style:tab-stops>
          <style:tab-stop style:position="0.72cm"/>
          <style:tab-stop style:position="1.21cm"/>
          <style:tab-stop style:position="1.334cm"/>
        </style:tab-stops>
      </style:paragraph-properties>
      <style:text-properties fo:color="#000000" loext:opacity="100%" style:font-name="한양신명조" fo:font-family="한양신명조" style:font-family-generic="roman" style:font-pitch="variable" fo:font-size="11pt" fo:letter-spacing="-0.009cm" style:font-name-asian="한양신명조1" style:font-family-asian="한양신명조" style:font-family-generic-asian="system" style:font-pitch-asian="variable" style:font-size-asian="11pt" style:text-scale="95%"/>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Keywords제목" style:family="text">
      <style:text-properties fo:color="#000000" loext:opacity="100%" style:font-name="한양견명조" fo:font-family="한양견명조" style:font-family-generic="roman" style:font-pitch="variable" fo:font-size="9pt" style:font-name-asian="한양견명조1" style:font-family-asian="한양견명조" style:font-family-generic-asian="system" style:font-pitch-asian="variable" style:font-size-asian="9pt" style:text-scale="95%"/>
    </style:style>
    <style:style style:name="Keywords내용" style:family="text">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text-scale="95%"/>
    </style:style>
    <style:style style:name="참고문헌번호" style:family="text">
      <style:text-properties fo:color="#000000" loext:opacity="100%" style:text-position="super 58%" style:font-name="돋움" fo:font-family="돋움" style:font-family-generic="roman" style:font-pitch="variable" fo:font-size="9pt" style:font-name-asian="돋움1" style:font-family-asian="돋움" style:font-family-generic-asian="system" style:font-pitch-asian="variable" style:font-size-asian="9pt"/>
    </style:style>
    <style:style style:name="저자소개-이름" style:family="text">
      <style:text-properties fo:color="#000000" loext:opacity="100%" style:font-name="한양중고딕" fo:font-family="한양중고딕" style:font-family-generic="roman" style:font-pitch="variable" fo:font-size="11pt" style:font-name-asian="한양중고딕1" style:font-family-asian="한양중고딕" style:font-family-generic-asian="system" style:font-pitch-asian="variable" style:font-size-asian="11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loext:hidden="true" style:hidden="true">
      <style:graphic-properties svg:width="0.041cm" fo:min-height="0.041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i"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머릿말">
      <style:paragraph-properties fo:text-align="end" style:justify-single-word="false" fo:orphans="0" fo:widows="0">
        <style:tab-stops>
          <style:tab-stop style:position="7.006cm" style:type="center"/>
          <style:tab-stop style:position="9.084cm" style:type="center"/>
          <style:tab-stop style:position="15.113cm" style:type="right"/>
          <style:tab-stop style:position="17.903cm" style:type="right"/>
        </style:tab-stops>
      </style:paragraph-properties>
    </style:style>
    <style:style style:name="MP2" style:family="paragraph" style:parent-style-name="머릿말">
      <style:paragraph-properties fo:orphans="0" fo:widows="0"/>
    </style:style>
    <style:style style:name="MP3" style:family="paragraph" style:parent-style-name="바탕글">
      <style:paragraph-properties fo:text-align="center" style:justify-single-word="false" fo:orphans="0" fo:widows="0"/>
    </style:style>
    <style:style style:name="MT1" style:family="text">
      <style:text-properties officeooo:rsid="00223570"/>
    </style:style>
    <style:style style:name="Mfr1"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101cm" fo:border="none"/>
    </style:style>
    <style:page-layout style:name="Mpm1">
      <style:page-layout-properties fo:page-width="21.001cm" fo:page-height="29.7cm" style:num-format="1" style:print-orientation="portrait" fo:margin-top="2cm" fo:margin-bottom="1.007cm" fo:margin-left="2cm" fo:margin-right="2.002cm" style:writing-mode="lr-tb" style:layout-grid-color="#c0c0c0" style:layout-grid-lines="2419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프레임2" text:anchor-type="char" svg:x="0.079cm" svg:y="-2.078cm" svg:width="16.912cm" draw:z-index="1"><draw:text-box fo:min-height="0.575cm"><text:p text:style-name="MP2">20<text:span text:style-name="MT1">25</text:span>년 1학기 한국방송통신대학교 정보과학과 논문집 (교과목명 : 컴퓨터 구조 특론)</text:p></draw:text-box></draw:frame><text:page-number text:select-page="current">2</text:page-number></text:p>
      </style:header>
      <style:footer>
        <text:p text:style-name="MP3"/>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김현경 외</dc:title>
    <dc:subject>논문 정리</dc:subject>
    <meta:initial-creator>대한전자공학회 차장 한창호</meta:initial-creator>
    <meta:creation-date>2002-02-07T08:08:52.350000000</meta:creation-date>
    <dc:date>2025-06-03T00:59:56.605643300</dc:date>
    <meta:generator>LibreOffice/25.2.2.2$Windows_X86_64 LibreOffice_project/7370d4be9e3cf6031a51beef54ff3bda878e3fac</meta:generator>
    <meta:editing-duration>PT40M</meta:editing-duration>
    <meta:editing-cycles>8</meta:editing-cycles>
    <meta:document-statistic meta:table-count="1" meta:image-count="0" meta:object-count="0" meta:page-count="2" meta:paragraph-count="25" meta:word-count="430" meta:character-count="1935" meta:non-whitespace-character-count="1514"/>
    <meta:user-defined meta:name="AppVersion">12.3</meta:user-defined>
    <meta:user-defined meta:name="OOXMLCorePropertyVersion">0501.0001.01</meta:user-defined>
  </office:meta>
</office:document-meta>
</file>